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64cm" fo:min-width="0.91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12cm" fo:min-width="0.862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cm" svg:height="2cm" svg:x="9cm" svg:y="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cm" svg:height="2cm" svg:x="5.9cm" svg:y="7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" draw:id="id3" draw:layer="layout" svg:width="2cm" svg:height="2cm" svg:x="12cm" svg:y="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cm" svg:height="2cm" svg:x="14.1cm" svg:y="10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cm" svg:height="2cm" svg:x="9.9cm" svg:y="10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2cm" svg:height="2cm" svg:x="14.1cm" svg:y="13.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607cm" svg:y1="7.293cm" svg:x2="9.293cm" svg:y2="5.707cm" draw:start-shape="id1" draw:start-glue-point="11" draw:end-shape="id2" draw:end-glue-point="7" svg:d="M7607 7293l1686-1586" svg:viewBox="0 0 1687 1587">
          <text:p/>
        </draw:connector>
        <draw:connector draw:style-name="gr3" draw:text-style-name="P2" draw:layer="layout" draw:type="line" svg:x1="10.707cm" svg:y1="5.707cm" svg:x2="12.293cm" svg:y2="7.293cm" draw:start-shape="id2" draw:start-glue-point="9" draw:end-shape="id3" draw:end-glue-point="5" svg:d="M10707 5707l1586 1586" svg:viewBox="0 0 1587 1587">
          <text:p/>
        </draw:connector>
        <draw:connector draw:style-name="gr3" draw:text-style-name="P2" draw:layer="layout" draw:type="line" svg:x1="12.293cm" svg:y1="8.707cm" svg:x2="10.9cm" svg:y2="10cm" draw:start-shape="id3" draw:start-glue-point="7" draw:end-shape="id4" draw:end-glue-point="4" svg:d="M12293 8707l-1393 1293" svg:viewBox="0 0 1394 1294">
          <text:p/>
        </draw:connector>
        <draw:connector draw:style-name="gr3" draw:text-style-name="P2" draw:layer="layout" draw:type="line" svg:x1="13.707cm" svg:y1="8.707cm" svg:x2="15.1cm" svg:y2="10cm" draw:start-shape="id3" draw:start-glue-point="9" draw:end-shape="id5" draw:end-glue-point="4" svg:d="M13707 8707l1393 1293" svg:viewBox="0 0 1394 1294">
          <text:p/>
        </draw:connector>
        <draw:connector draw:style-name="gr3" draw:text-style-name="P2" draw:layer="layout" draw:type="line" svg:x1="15.1cm" svg:y1="12cm" svg:x2="15.1cm" svg:y2="13.5cm" draw:start-shape="id5" draw:start-glue-point="8" draw:end-shape="id6" draw:end-glue-point="4" svg:d="M15100 12000v1500" svg:viewBox="0 0 1 1501">
          <text:p/>
        </draw:connector>
        <draw:connector draw:style-name="gr3" draw:text-style-name="P2" draw:layer="layout" draw:type="line" svg:x1="7.9cm" svg:y1="8cm" svg:x2="10.193cm" svg:y2="10.293cm" draw:start-shape="id1" draw:start-glue-point="10" draw:end-shape="id4" draw:end-glue-point="5" svg:d="M7900 8000l2293 2293" svg:viewBox="0 0 2294 22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08:39:24.144369147</meta:creation-date>
    <meta:generator>LibreOffice/6.1.5.2$Linux_X86_64 LibreOffice_project/10$Build-2</meta:generator>
    <dc:date>2020-05-02T08:55:09.965170154</dc:date>
    <meta:editing-duration>PT15M44S</meta:editing-duration>
    <meta:editing-cycles>4</meta:editing-cycles>
    <meta:document-statistic meta:object-count="12"/>
  </office:meta>
</office:document-meta>
</file>